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 Unicode MS1" svg:font-family="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 fo:padding="0cm" fo:border="none"/>
      <style:text-properties fo:font-size="8pt" style:text-underline-style="solid" style:text-underline-width="auto" style:text-underline-color="font-color" style:font-size-asian="8pt" style:font-size-complex="8pt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6" style:family="paragraph" style:parent-style-name="Text_20_body">
      <style:text-properties fo:font-size="8pt" style:font-size-asian="8pt" style:font-size-complex="8pt"/>
    </style:style>
    <style:style style:name="P7" style:family="paragraph" style:parent-style-name="Text_20_body">
      <style:paragraph-properties fo:text-align="justify" style:justify-single-word="false"/>
      <style:text-properties fo:font-size="8pt" style:font-size-asian="8pt" style:font-size-complex="8pt"/>
    </style:style>
    <style:style style:name="P8" style:family="paragraph" style:parent-style-name="Text_20_body">
      <style:paragraph-properties fo:text-align="start" style:justify-single-word="false" fo:padding="0cm" fo:border="none"/>
      <style:text-properties fo:font-size="12pt" style:text-underline-style="none" style:font-size-asian="12pt" style:font-size-complex="12pt"/>
    </style:style>
    <style:style style:name="P9" style:family="paragraph" style:parent-style-name="Text_20_body">
      <style:paragraph-properties fo:text-align="start" style:justify-single-word="false" fo:padding="0cm" fo:border="none"/>
    </style:style>
    <style:style style:name="T1" style:family="text">
      <style:text-properties fo:color="#000000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variant="normal" fo:text-transform="non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9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oulven Le Duigou</text:p>
      <text:p text:style-name="P3">20, rue de Finlande<text:line-break/>56100 Lorient <text:line-break/>Téléphone : <text:span text:style-name="T1">06 83 47 81 02</text:span></text:p>
      <text:p text:style-name="P6"><text:span text:style-name="T2">Mail : </text:span><text:a xlink:type="simple" xlink:href="mailto:goulvendu@hotmail"><text:span text:style-name="T3">goulvendu@hotmail.</text:span></text:a><text:span text:style-name="T3">com</text:span></text:p>
      <text:p text:style-name="P3">Age : 21 ans</text:p>
      <text:p text:style-name="P5">CV</text:p>
      <text:h text:style-name="P1" text:outline-level="3">FORMATIONS </text:h>
      <text:p text:style-name="P7"><text:span text:style-name="T4">2009 Baccalauréat</text:span><text:span text:style-name="T2"> S spécialité mathématiques</text:span></text:p>
      <text:p text:style-name="P4">2008-2009 <text:s/>BAFA (partie théorique et pratique)</text:p>
      <text:p text:style-name="P4">2008 <text:s/>DAFFE ( diplôme d'animation de la fédération française des échecs) partie <text:s/>théorique </text:p>
      <text:p text:style-name="P4">2004 <text:s/>Brevet des collèges</text:p>
      <text:p text:style-name="P4">2003-2005: stage de trois jours en exploitation agricole en 2003 , stage de une semaine au zoo de Pont-Scorff en 2004 , stage de une semaine en exploitation agricole en 2005</text:p>
      <text:p text:style-name="P4"/>
      <text:p text:style-name="P4"><text:span text:style-name="T6">Langues</text:span><text:span text:style-name="T7"> </text:span><text:s/>Anglais : Niveau scolaire</text:p>
      <text:p text:style-name="P4"><text:s text:c="16"/>Espagnol : Niveau scolaire</text:p>
      <text:p text:style-name="P4"><text:s text:c="15"/>Breton: Bilingue</text:p>
      <text:p text:style-name="P7"/>
      <text:h text:style-name="P1" text:outline-level="3">EXPERIENCES PROFESSIONNELLES</text:h>
      <text:p text:style-name="P9"><text:span text:style-name="T8"/></text:p>
      <text:p text:style-name="P8">Février-Aout 2011 : ATSEM à l'école Diwan de Lorient .</text:p>
      <text:p text:style-name="P8">Juillet 2010 : Animateur au centre de loisirs de <text:s/>Confort-Meilars pour l'organisme « Cap Sizun Animation » durant quatre semaines</text:p>
      <text:p text:style-name="Text_20_body">Juillet 2009 : Animateur au centre de loisirs de <text:s/>Confort-Meilars pour l'organisme « Cap Sizun Animation » durant quatre semaines </text:p>
      <text:p text:style-name="Text_20_body"/>
      <text:p text:style-name="P2"/>
      <text:p text:style-name="P2"><text:span text:style-name="T5">Centre d'intérêts </text:span>:</text:p>
      <text:p text:style-name="P2">Handball , Echecs , Nature , Encadrement de jeunes en milieu sportif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 Unicode MS1" svg:font-family="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1" style:font-size-asian="14pt" style:font-weight-asian="bold" style:font-name-complex="Tahoma2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ianne vaidie</meta:initial-creator>
    <meta:creation-date>2011-08-23T18:49:20.73</meta:creation-date>
    <meta:document-statistic meta:table-count="0" meta:image-count="0" meta:object-count="0" meta:page-count="1" meta:paragraph-count="20" meta:word-count="162" meta:character-count="1045"/>
    <dc:date>2011-08-23T18:56:50.11</dc:date>
    <dc:creator>marianne vaidie</dc:creator>
    <meta:editing-duration>PT00H07M31S</meta:editing-duration>
    <meta:editing-cycles>1</meta:editing-cycles>
    <meta:generator>OpenOffice.org/3.1$Win32 OpenOffice.org_project/310m19$Build-9420</meta:generator>
  </office:meta>
</office:document-meta>
</file>